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202e3"/>
    </style:style>
    <style:style style:name="P2" style:family="paragraph" style:parent-style-name="Standard">
      <style:paragraph-properties fo:text-align="justify" style:justify-single-word="false"/>
      <style:text-properties officeooo:paragraph-rsid="00143b28"/>
    </style:style>
    <style:style style:name="P3" style:family="paragraph" style:parent-style-name="Standard">
      <style:paragraph-properties fo:text-align="justify" style:justify-single-word="false"/>
      <style:text-properties officeooo:paragraph-rsid="0018062d"/>
    </style:style>
    <style:style style:name="P4" style:family="paragraph" style:parent-style-name="Standard">
      <style:paragraph-properties fo:text-align="justify" style:justify-single-word="false"/>
      <style:text-properties officeooo:paragraph-rsid="0019b3da"/>
    </style:style>
    <style:style style:name="P5" style:family="paragraph" style:parent-style-name="Standard">
      <style:paragraph-properties fo:text-align="justify" style:justify-single-word="false"/>
      <style:text-properties officeooo:paragraph-rsid="001bdef1"/>
    </style:style>
    <style:style style:name="P6" style:family="paragraph" style:parent-style-name="Standard">
      <style:paragraph-properties fo:text-align="justify" style:justify-single-word="false"/>
      <style:text-properties officeooo:paragraph-rsid="001d9351"/>
    </style:style>
    <style:style style:name="P7" style:family="paragraph" style:parent-style-name="Standard">
      <style:paragraph-properties fo:text-align="justify" style:justify-single-word="false"/>
      <style:text-properties officeooo:paragraph-rsid="0022df56"/>
    </style:style>
    <style:style style:name="P8" style:family="paragraph" style:parent-style-name="Standard">
      <style:paragraph-properties fo:text-align="justify" style:justify-single-word="false"/>
      <style:text-properties officeooo:rsid="001202e3" officeooo:paragraph-rsid="001202e3"/>
    </style:style>
    <style:style style:name="P9" style:family="paragraph" style:parent-style-name="Standard">
      <style:paragraph-properties fo:text-align="justify" style:justify-single-word="false"/>
      <style:text-properties officeooo:rsid="001202e3" officeooo:paragraph-rsid="0013d667"/>
    </style:style>
    <style:style style:name="P10" style:family="paragraph" style:parent-style-name="Standard">
      <style:paragraph-properties fo:text-align="justify" style:justify-single-word="false"/>
      <style:text-properties officeooo:rsid="001202e3" officeooo:paragraph-rsid="0013eb3a"/>
    </style:style>
    <style:style style:name="P11" style:family="paragraph" style:parent-style-name="Standard">
      <style:paragraph-properties fo:text-align="justify" style:justify-single-word="false"/>
      <style:text-properties officeooo:rsid="001202e3" officeooo:paragraph-rsid="0015b46d"/>
    </style:style>
    <style:style style:name="P12" style:family="paragraph" style:parent-style-name="Standard">
      <style:paragraph-properties fo:text-align="justify" style:justify-single-word="false"/>
      <style:text-properties officeooo:rsid="001202e3" officeooo:paragraph-rsid="00179c09"/>
    </style:style>
    <style:style style:name="P13" style:family="paragraph" style:parent-style-name="Standard">
      <style:paragraph-properties fo:text-align="justify" style:justify-single-word="false"/>
      <style:text-properties officeooo:rsid="0013eb3a" officeooo:paragraph-rsid="0013eb3a"/>
    </style:style>
    <style:style style:name="P14" style:family="paragraph" style:parent-style-name="Standard">
      <style:paragraph-properties fo:text-align="justify" style:justify-single-word="false"/>
      <style:text-properties officeooo:rsid="0013eb3a" officeooo:paragraph-rsid="0015b46d"/>
    </style:style>
    <style:style style:name="P15" style:family="paragraph" style:parent-style-name="Standard">
      <style:paragraph-properties fo:text-align="justify" style:justify-single-word="false"/>
      <style:text-properties officeooo:rsid="0013eb3a" officeooo:paragraph-rsid="0018062d"/>
    </style:style>
    <style:style style:name="P16" style:family="paragraph" style:parent-style-name="Standard">
      <style:paragraph-properties fo:text-align="justify" style:justify-single-word="false"/>
      <style:text-properties officeooo:rsid="00143b28" officeooo:paragraph-rsid="00143b28"/>
    </style:style>
    <style:style style:name="P17" style:family="paragraph" style:parent-style-name="Standard">
      <style:paragraph-properties fo:text-align="justify" style:justify-single-word="false"/>
      <style:text-properties officeooo:rsid="00143b28" officeooo:paragraph-rsid="00143d2a"/>
    </style:style>
    <style:style style:name="P18" style:family="paragraph" style:parent-style-name="Standard">
      <style:paragraph-properties fo:text-align="justify" style:justify-single-word="false"/>
      <style:text-properties officeooo:rsid="00143b28" officeooo:paragraph-rsid="001d9351"/>
    </style:style>
    <style:style style:name="P19" style:family="paragraph" style:parent-style-name="Standard">
      <style:paragraph-properties fo:text-align="justify" style:justify-single-word="false"/>
      <style:text-properties officeooo:rsid="00143d2a" officeooo:paragraph-rsid="00143d2a"/>
    </style:style>
    <style:style style:name="P20" style:family="paragraph" style:parent-style-name="Standard">
      <style:paragraph-properties fo:text-align="justify" style:justify-single-word="false"/>
      <style:text-properties officeooo:rsid="0015b46d" officeooo:paragraph-rsid="0015b46d"/>
    </style:style>
    <style:style style:name="P21" style:family="paragraph" style:parent-style-name="Standard">
      <style:paragraph-properties fo:text-align="justify" style:justify-single-word="false"/>
      <style:text-properties officeooo:rsid="0015b46d" officeooo:paragraph-rsid="00179c09"/>
    </style:style>
    <style:style style:name="P22" style:family="paragraph" style:parent-style-name="Standard">
      <style:paragraph-properties fo:text-align="justify" style:justify-single-word="false"/>
      <style:text-properties officeooo:rsid="00179c09" officeooo:paragraph-rsid="00179c09"/>
    </style:style>
    <style:style style:name="P23" style:family="paragraph" style:parent-style-name="Standard">
      <style:paragraph-properties fo:text-align="justify" style:justify-single-word="false"/>
      <style:text-properties officeooo:rsid="0018062d" officeooo:paragraph-rsid="0018062d"/>
    </style:style>
    <style:style style:name="P24" style:family="paragraph" style:parent-style-name="Standard">
      <style:paragraph-properties fo:text-align="justify" style:justify-single-word="false"/>
      <style:text-properties officeooo:rsid="0019b3da" officeooo:paragraph-rsid="0019b3da"/>
    </style:style>
    <style:style style:name="P25" style:family="paragraph" style:parent-style-name="Standard">
      <style:paragraph-properties fo:text-align="justify" style:justify-single-word="false"/>
      <style:text-properties officeooo:rsid="001d9351" officeooo:paragraph-rsid="001d9351"/>
    </style:style>
    <style:style style:name="P26" style:family="paragraph" style:parent-style-name="Standard">
      <style:paragraph-properties fo:text-align="justify" style:justify-single-word="false"/>
      <style:text-properties officeooo:rsid="001ea2b8" officeooo:paragraph-rsid="0021dc53"/>
    </style:style>
    <style:style style:name="P27" style:family="paragraph" style:parent-style-name="Standard">
      <style:paragraph-properties fo:text-align="justify" style:justify-single-word="false"/>
      <style:text-properties officeooo:rsid="001ea2b8" officeooo:paragraph-rsid="0022df56"/>
    </style:style>
    <style:style style:name="P28" style:family="paragraph" style:parent-style-name="Standard">
      <style:paragraph-properties fo:text-align="justify" style:justify-single-word="false"/>
      <style:text-properties officeooo:rsid="0013eb3a" officeooo:paragraph-rsid="0013eb3a"/>
    </style:style>
    <style:style style:name="P29" style:family="paragraph" style:parent-style-name="Standard">
      <style:paragraph-properties fo:text-align="justify" style:justify-single-word="false"/>
      <style:text-properties officeooo:rsid="0013eb3a" officeooo:paragraph-rsid="00261f1a"/>
    </style:style>
    <style:style style:name="P30" style:family="paragraph" style:parent-style-name="Standard">
      <style:paragraph-properties fo:text-align="justify" style:justify-single-word="false"/>
      <style:text-properties officeooo:rsid="0013eb3a" officeooo:paragraph-rsid="002addce"/>
    </style:style>
    <style:style style:name="P31" style:family="paragraph" style:parent-style-name="Standard">
      <style:paragraph-properties fo:text-align="justify" style:justify-single-word="false"/>
      <style:text-properties officeooo:rsid="0013eb3a" officeooo:paragraph-rsid="002c888f"/>
    </style:style>
    <style:style style:name="P32" style:family="paragraph" style:parent-style-name="Standard">
      <style:paragraph-properties fo:text-align="justify" style:justify-single-word="false"/>
      <style:text-properties officeooo:paragraph-rsid="001202e3"/>
    </style:style>
    <style:style style:name="P33" style:family="paragraph" style:parent-style-name="Standard">
      <style:paragraph-properties fo:text-align="justify" style:justify-single-word="false"/>
      <style:text-properties officeooo:paragraph-rsid="00261f1a"/>
    </style:style>
    <style:style style:name="P34" style:family="paragraph" style:parent-style-name="Standard">
      <style:paragraph-properties fo:text-align="justify" style:justify-single-word="false"/>
      <style:text-properties officeooo:paragraph-rsid="002addce"/>
    </style:style>
    <style:style style:name="P35" style:family="paragraph" style:parent-style-name="Standard">
      <style:paragraph-properties fo:text-align="justify" style:justify-single-word="false"/>
      <style:text-properties officeooo:paragraph-rsid="002c888f"/>
    </style:style>
    <style:style style:name="P36" style:family="paragraph" style:parent-style-name="Standard">
      <style:paragraph-properties fo:text-align="justify" style:justify-single-word="false"/>
      <style:text-properties officeooo:paragraph-rsid="001d9351"/>
    </style:style>
    <style:style style:name="P37" style:family="paragraph" style:parent-style-name="Standard">
      <style:paragraph-properties fo:text-align="justify" style:justify-single-word="false"/>
      <style:text-properties officeooo:paragraph-rsid="0019b3da"/>
    </style:style>
    <style:style style:name="P38" style:family="paragraph" style:parent-style-name="Standard">
      <style:paragraph-properties fo:text-align="justify" style:justify-single-word="false"/>
      <style:text-properties officeooo:paragraph-rsid="0022df56"/>
    </style:style>
    <style:style style:name="P39" style:family="paragraph" style:parent-style-name="Standard">
      <style:paragraph-properties fo:text-align="justify" style:justify-single-word="false"/>
      <style:text-properties officeooo:paragraph-rsid="002e1189"/>
    </style:style>
    <style:style style:name="P40" style:family="paragraph" style:parent-style-name="Standard">
      <style:paragraph-properties fo:text-align="justify" style:justify-single-word="false"/>
      <style:text-properties officeooo:paragraph-rsid="001bdef1"/>
    </style:style>
    <style:style style:name="P41" style:family="paragraph" style:parent-style-name="Standard">
      <style:paragraph-properties fo:text-align="justify" style:justify-single-word="false"/>
      <style:text-properties officeooo:rsid="001202e3" officeooo:paragraph-rsid="00261f1a"/>
    </style:style>
    <style:style style:name="P42" style:family="paragraph" style:parent-style-name="Standard">
      <style:paragraph-properties fo:text-align="justify" style:justify-single-word="false"/>
      <style:text-properties officeooo:rsid="001202e3" officeooo:paragraph-rsid="0013d667"/>
    </style:style>
    <style:style style:name="P43" style:family="paragraph" style:parent-style-name="Standard">
      <style:paragraph-properties fo:text-align="justify" style:justify-single-word="false"/>
      <style:text-properties officeooo:rsid="001202e3" officeooo:paragraph-rsid="001202e3"/>
    </style:style>
    <style:style style:name="P44" style:family="paragraph" style:parent-style-name="Standard">
      <style:paragraph-properties fo:text-align="justify" style:justify-single-word="false"/>
      <style:text-properties officeooo:rsid="001202e3" officeooo:paragraph-rsid="0013eb3a"/>
    </style:style>
    <style:style style:name="P45" style:family="paragraph" style:parent-style-name="Standard">
      <style:paragraph-properties fo:text-align="justify" style:justify-single-word="false"/>
      <style:text-properties officeooo:rsid="001202e3" officeooo:paragraph-rsid="0015b46d"/>
    </style:style>
    <style:style style:name="P46" style:family="paragraph" style:parent-style-name="Standard">
      <style:paragraph-properties fo:text-align="justify" style:justify-single-word="false"/>
      <style:text-properties officeooo:rsid="001202e3" officeooo:paragraph-rsid="0027b5df"/>
    </style:style>
    <style:style style:name="P47" style:family="paragraph" style:parent-style-name="Standard">
      <style:paragraph-properties fo:text-align="justify" style:justify-single-word="false"/>
      <style:text-properties officeooo:rsid="001202e3" officeooo:paragraph-rsid="002addce"/>
    </style:style>
    <style:style style:name="P48" style:family="paragraph" style:parent-style-name="Standard">
      <style:paragraph-properties fo:text-align="justify" style:justify-single-word="false"/>
      <style:text-properties officeooo:rsid="0015b46d" officeooo:paragraph-rsid="0027b5df"/>
    </style:style>
    <style:style style:name="P49" style:family="paragraph" style:parent-style-name="Standard">
      <style:paragraph-properties fo:text-align="justify" style:justify-single-word="false"/>
      <style:text-properties officeooo:rsid="0015b46d" officeooo:paragraph-rsid="00291d47"/>
    </style:style>
    <style:style style:name="P50" style:family="paragraph" style:parent-style-name="Standard">
      <style:paragraph-properties fo:text-align="justify" style:justify-single-word="false"/>
      <style:text-properties officeooo:rsid="00291d47" officeooo:paragraph-rsid="00291d47"/>
    </style:style>
    <style:style style:name="P51" style:family="paragraph" style:parent-style-name="Standard">
      <style:paragraph-properties fo:text-align="justify" style:justify-single-word="false"/>
      <style:text-properties officeooo:rsid="00179c09" officeooo:paragraph-rsid="002addce"/>
    </style:style>
    <style:style style:name="P52" style:family="paragraph" style:parent-style-name="Standard">
      <style:paragraph-properties fo:text-align="justify" style:justify-single-word="false"/>
      <style:text-properties officeooo:rsid="0018062d" officeooo:paragraph-rsid="002addce"/>
    </style:style>
    <style:style style:name="P53" style:family="paragraph" style:parent-style-name="Standard">
      <style:paragraph-properties fo:text-align="justify" style:justify-single-word="false"/>
      <style:text-properties officeooo:rsid="0018062d" officeooo:paragraph-rsid="0018062d"/>
    </style:style>
    <style:style style:name="P54" style:family="paragraph" style:parent-style-name="Standard">
      <style:paragraph-properties fo:text-align="justify" style:justify-single-word="false"/>
      <style:text-properties officeooo:rsid="0018062d" officeooo:paragraph-rsid="002c888f"/>
    </style:style>
    <style:style style:name="P55" style:family="paragraph" style:parent-style-name="Standard">
      <style:paragraph-properties fo:text-align="justify" style:justify-single-word="false"/>
      <style:text-properties officeooo:rsid="001d9351" officeooo:paragraph-rsid="002c888f"/>
    </style:style>
    <style:style style:name="P56" style:family="paragraph" style:parent-style-name="Standard">
      <style:paragraph-properties fo:text-align="justify" style:justify-single-word="false"/>
      <style:text-properties officeooo:rsid="002e1189" officeooo:paragraph-rsid="002e1189"/>
    </style:style>
    <style:style style:name="P57" style:family="paragraph" style:parent-style-name="Standard">
      <style:paragraph-properties fo:text-align="justify" style:justify-single-word="false"/>
      <style:text-properties officeooo:rsid="001ea2b8" officeooo:paragraph-rsid="0021dc53"/>
    </style:style>
    <style:style style:name="P58" style:family="paragraph" style:parent-style-name="Standard">
      <style:paragraph-properties fo:text-align="justify" style:justify-single-word="false"/>
      <style:text-properties fo:color="#00a933" officeooo:paragraph-rsid="002e1189"/>
    </style:style>
    <style:style style:name="P59" style:family="paragraph" style:parent-style-name="Standard">
      <style:paragraph-properties fo:text-align="justify" style:justify-single-word="false"/>
      <style:text-properties fo:color="#00a933" officeooo:paragraph-rsid="0019b3da"/>
    </style:style>
    <style:style style:name="P60" style:family="paragraph" style:parent-style-name="Standard">
      <style:paragraph-properties fo:text-align="justify" style:justify-single-word="false"/>
      <style:text-properties fo:color="#00a933" officeooo:rsid="001ea2b8" officeooo:paragraph-rsid="002e1189"/>
    </style:style>
    <style:style style:name="P61" style:family="paragraph" style:parent-style-name="Standard">
      <style:paragraph-properties fo:text-align="justify" style:justify-single-word="false"/>
      <style:text-properties fo:color="#00a933" officeooo:rsid="002e4a0f" officeooo:paragraph-rsid="002e4a0f"/>
    </style:style>
    <style:style style:name="P62" style:family="paragraph" style:parent-style-name="Standard">
      <style:paragraph-properties fo:text-align="justify" style:justify-single-word="false"/>
      <style:text-properties fo:color="#00a933" officeooo:rsid="00143b28" officeooo:paragraph-rsid="0019b3da"/>
    </style:style>
    <style:style style:name="P63" style:family="paragraph" style:parent-style-name="Standard">
      <style:paragraph-properties fo:text-align="justify" style:justify-single-word="false"/>
      <style:text-properties fo:color="#5983b0" officeooo:rsid="002e4a0f" officeooo:paragraph-rsid="002e4a0f"/>
    </style:style>
    <style:style style:name="P64" style:family="paragraph" style:parent-style-name="Standard">
      <style:paragraph-properties fo:text-align="justify" style:justify-single-word="false"/>
      <style:text-properties fo:color="#5983b0" officeooo:rsid="002ff5e3" officeooo:paragraph-rsid="002ff5e3"/>
    </style:style>
    <style:style style:name="P65" style:family="paragraph" style:parent-style-name="Standard">
      <style:paragraph-properties fo:text-align="justify" style:justify-single-word="false"/>
      <style:text-properties officeooo:rsid="00143d2a" officeooo:paragraph-rsid="00143d2a"/>
    </style:style>
    <style:style style:name="P66" style:family="paragraph" style:parent-style-name="Standard">
      <style:paragraph-properties fo:text-align="justify" style:justify-single-word="false"/>
      <style:text-properties officeooo:rsid="0019b3da" officeooo:paragraph-rsid="0019b3da"/>
    </style:style>
    <style:style style:name="P67" style:family="paragraph" style:parent-style-name="Standard">
      <style:paragraph-properties fo:text-align="justify" style:justify-single-word="false"/>
      <style:text-properties fo:color="#000000" officeooo:rsid="002e4a0f" officeooo:paragraph-rsid="002e4a0f"/>
    </style:style>
    <style:style style:name="P68" style:family="paragraph" style:parent-style-name="Standard">
      <style:paragraph-properties fo:text-align="justify" style:justify-single-word="false"/>
      <style:text-properties officeooo:rsid="002ff5e3" officeooo:paragraph-rsid="002ff5e3"/>
    </style:style>
    <style:style style:name="T1" style:family="text">
      <style:text-properties officeooo:rsid="001202e3"/>
    </style:style>
    <style:style style:name="T2" style:family="text">
      <style:text-properties officeooo:rsid="0013d667"/>
    </style:style>
    <style:style style:name="T3" style:family="text">
      <style:text-properties officeooo:rsid="0013eb3a"/>
    </style:style>
    <style:style style:name="T4" style:family="text">
      <style:text-properties officeooo:rsid="00143b28"/>
    </style:style>
    <style:style style:name="T5" style:family="text">
      <style:text-properties officeooo:rsid="00143d2a"/>
    </style:style>
    <style:style style:name="T6" style:family="text">
      <style:text-properties officeooo:rsid="0015b46d"/>
    </style:style>
    <style:style style:name="T7" style:family="text">
      <style:text-properties officeooo:rsid="00179c09"/>
    </style:style>
    <style:style style:name="T8" style:family="text">
      <style:text-properties officeooo:rsid="0018062d"/>
    </style:style>
    <style:style style:name="T9" style:family="text">
      <style:text-properties officeooo:rsid="0019b3da"/>
    </style:style>
    <style:style style:name="T10" style:family="text">
      <style:text-properties officeooo:rsid="001afd39"/>
    </style:style>
    <style:style style:name="T11" style:family="text">
      <style:text-properties officeooo:rsid="001bdef1"/>
    </style:style>
    <style:style style:name="T12" style:family="text">
      <style:text-properties officeooo:rsid="001d9351"/>
    </style:style>
    <style:style style:name="T13" style:family="text">
      <style:text-properties officeooo:rsid="001ea2b8"/>
    </style:style>
    <style:style style:name="T14" style:family="text">
      <style:text-properties officeooo:rsid="001fe70d"/>
    </style:style>
    <style:style style:name="T15" style:family="text">
      <style:text-properties officeooo:rsid="0022df56"/>
    </style:style>
    <style:style style:name="T16" style:family="text">
      <style:text-properties officeooo:rsid="0024d6e9"/>
    </style:style>
    <style:style style:name="T17" style:family="text">
      <style:text-properties officeooo:rsid="00250e70"/>
    </style:style>
    <style:style style:name="T18" style:family="text">
      <style:text-properties officeooo:rsid="0027b5df"/>
    </style:style>
    <style:style style:name="T19" style:family="text">
      <style:text-properties officeooo:rsid="00291d47"/>
    </style:style>
    <style:style style:name="T20" style:family="text">
      <style:text-properties officeooo:rsid="002addce"/>
    </style:style>
    <style:style style:name="T21" style:family="text">
      <style:text-properties officeooo:rsid="002c888f"/>
    </style:style>
    <style:style style:name="T22" style:family="text">
      <style:text-properties officeooo:rsid="002deeb1"/>
    </style:style>
    <style:style style:name="T23" style:family="text">
      <style:text-properties officeooo:rsid="002e4a0f"/>
    </style:style>
    <style:style style:name="T24" style:family="text">
      <style:text-properties fo:color="#c9211e" officeooo:rsid="002e1189"/>
    </style:style>
    <style:style style:name="T25" style:family="text">
      <style:text-properties fo:color="#00a933"/>
    </style:style>
    <style:style style:name="T26" style:family="text">
      <style:text-properties fo:color="#00a933" officeooo:rsid="001ea2b8"/>
    </style:style>
    <style:style style:name="T27" style:family="text">
      <style:text-properties fo:color="#00a933" officeooo:rsid="0022df56"/>
    </style:style>
    <style:style style:name="T28" style:family="text">
      <style:text-properties fo:color="#00a933" officeooo:rsid="0021dc53"/>
    </style:style>
    <style:style style:name="T29" style:family="text">
      <style:text-properties fo:color="#00a933" officeooo:rsid="001fe70d"/>
    </style:style>
    <style:style style:name="T30" style:family="text">
      <style:text-properties fo:color="#00a933" officeooo:rsid="00143b28"/>
    </style:style>
    <style:style style:name="T31" style:family="text">
      <style:text-properties fo:color="#00a933" officeooo:rsid="0019b3da"/>
    </style:style>
    <style:style style:name="T32" style:family="text">
      <style:text-properties fo:color="#00a933" officeooo:rsid="0024d6e9"/>
    </style:style>
    <style:style style:name="T33" style:family="text">
      <style:text-properties fo:color="#5983b0" officeooo:rsid="0022df56"/>
    </style:style>
    <style:style style:name="T34" style:family="text">
      <style:text-properties fo:color="#5983b0" officeooo:rsid="001ea2b8"/>
    </style:style>
    <style:style style:name="T35" style:family="text">
      <style:text-properties fo:color="#5983b0" officeooo:rsid="001bdef1"/>
    </style:style>
    <style:style style:name="T36" style:family="text">
      <style:text-properties fo:color="#5983b0" officeooo:rsid="002e4a0f"/>
    </style:style>
    <style:style style:name="T37" style:family="text">
      <style:text-properties officeooo:rsid="002ff5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σπρ←∩∪÷⨝⟕⟖⟗ </text:p>
      <text:p text:style-name="P1"/>
      <text:p text:style-name="P1"/>
      <text:p text:style-name="P33">a) Traga o código e nome dos fornecedores; </text:p>
      <text:p text:style-name="P29"/>
      <text:p text:style-name="P1">π CD-FORN, NOME-FORN <text:span text:style-name="T1">(Fornecedores)</text:span></text:p>
      <text:p text:style-name="P20"/>
      <text:p text:style-name="P20">Select cd-forn,nome-forn from Fornecedores</text:p>
      <text:p text:style-name="P13"/>
      <text:p text:style-name="P33">b) Traga o código e nome dos fornecedores que estão inativos (CD-CONDICAO=’I’); </text:p>
      <text:p text:style-name="P33"/>
      <text:p text:style-name="P1">π CD-FORN, NOME-FORN <text:span text:style-name="T1">(</text:span>σ <text:span text:style-name="T1">{</text:span>CD-CONDICAO=’I’<text:span text:style-name="T1">}</text:span> <text:span text:style-name="T1">(Fornecedores))</text:span></text:p>
      <text:p text:style-name="P1"/>
      <text:p text:style-name="P20">Select cd-forn,nome-forn from Fornecedores where CD-CONDICAO=’I’</text:p>
      <text:p text:style-name="P14"/>
      <text:p text:style-name="P33">c) Traga as informações dos fornecedores que forneceram o produto de código ‘PD-23’ e estão ativos (CD-CONDICAO=’A’); (utilizar junção com predicado)</text:p>
      <text:p text:style-name="P33"/>
      <text:p text:style-name="P33"><text:span text:style-name="T1">π CD-FORN, NOME-FORN ( σ {cd-prod = ‘PD-23’ and cd-condicao=’A’} </text:span></text:p>
      <text:p text:style-name="P8">Fornecedores ⨝ {F.cd-forn = P.cd-forn} <text:s/>Pedido)</text:p>
      <text:p text:style-name="P8"/>
      <text:p text:style-name="P20">select <text:s/><text:span text:style-name="T1">CD-FORN, NOME-FORN </text:span>from Fornecedores f</text:p>
      <text:p text:style-name="P20"><text:tab/><text:tab/><text:tab/><text:tab/> <text:s text:c="7"/>join Pedido p on <text:s/>f<text:span text:style-name="T1">.cd-forn = </text:span>p<text:span text:style-name="T1">.cd-forn</text:span></text:p>
      <text:p text:style-name="P11"><text:tab/><text:tab/><text:tab/><text:tab/> <text:s text:c="7"/><text:span text:style-name="T6">where </text:span>cd-prod = ‘PD-23’ and cd-condicao=’A’</text:p>
      <text:p text:style-name="P11"/>
      <text:p text:style-name="P11"/>
      <text:p text:style-name="P46"/>
      <text:p text:style-name="P48">select <text:s/><text:span text:style-name="T1">CD-FORN, NOME-FORN </text:span>from Fornecedores f, Pedido p</text:p>
      <text:p text:style-name="P48"><text:tab/><text:tab/><text:tab/><text:tab/><text:span text:style-name="T18">where </text:span>f<text:span text:style-name="T1">.cd-forn = </text:span>p<text:span text:style-name="T1">.cd-forn </text:span><text:span text:style-name="T18">AND c</text:span><text:span text:style-name="T1">d-prod = ‘PD-23’</text:span></text:p>
      <text:p text:style-name="P48"><text:span text:style-name="T1"><text:tab/><text:tab/><text:tab/><text:tab/><text:tab/><text:tab/><text:tab/> and cd-condicao=’A’</text:span></text:p>
      <text:p text:style-name="P11"/>
      <text:p text:style-name="P8"/>
      <text:p text:style-name="P33">d) Qual o nome dos fornecedores que forneceram pelo menos um produto cuja a cor é ‘VERDE’; (utilizar junção natural)</text:p>
      <text:p text:style-name="P41"/>
      <text:p text:style-name="P9"/>
      <text:p text:style-name="P9">π <text:span text:style-name="T2">Fornecedor.</text:span>CD-FORN, NOME-FORN <text:span text:style-name="T2">(</text:span>σ cor-prod = “verde” (Fornecedores ⨝ {Fornecodor.cd-forn = Pedido.cd-forn} <text:s/>Pedido ⨝ {Pedido.cd-prod = Produto.cd-prod} <text:s text:c="4"/>Produto)<text:span text:style-name="T2">)</text:span></text:p>
      <text:p text:style-name="P8"/>
      <text:p text:style-name="P46">π <text:span text:style-name="T2">Fornecedor.</text:span>CD-FORN, NOME-FORN <text:span text:style-name="T2">(</text:span>σ cor-prod = “verde” (Fornecedores * <text:s/>Pedido * <text:s text:c="4"/>Produto)<text:span text:style-name="T2">)</text:span></text:p>
      <text:p text:style-name="P46"/>
      <text:p text:style-name="P46">π <text:span text:style-name="T2">Fornecedor.</text:span>CD-FORN, NOME-FORN <text:span text:style-name="T2">(</text:span>σ cor-prod = “verde” <text:span text:style-name="T18">and </text:span>Fornecodor.cd-forn = Pedido.cd-forn <text:span text:style-name="T18">AND </text:span>Pedido.cd-prod = Produto.cd-prod (Fornecedores <text:span text:style-name="T18">x</text:span> <text:span text:style-name="T18">Pedido x Produto)</text:span></text:p>
      <text:p text:style-name="P46"/>
      <text:p text:style-name="P46"/>
      <text:p text:style-name="P46"/>
      <text:p text:style-name="P20">select <text:s/>f<text:span text:style-name="T2">.</text:span><text:span text:style-name="T1">CD-FORN, NOME-FORN </text:span>from Fornecedores f</text:p>
      <text:p text:style-name="P20"><text:tab/><text:tab/><text:tab/><text:tab/> <text:s text:c="7"/>join Pedido p on <text:s/>f<text:span text:style-name="T1">.cd-forn = </text:span>p<text:span text:style-name="T1">.cd-forn</text:span></text:p>
      <text:p text:style-name="P20"><text:tab/><text:tab/><text:tab/><text:tab/> <text:s text:c="7"/>join Produto pr on p.cod-prod=pr.cod-prod</text:p>
      <text:p text:style-name="P11"><text:tab/><text:tab/><text:tab/><text:tab/> <text:s text:c="7"/><text:span text:style-name="T6">where </text:span>cor-prod = “verde”</text:p>
      <text:p text:style-name="P11"/>
      <text:p text:style-name="P11"><text:soft-page-break/></text:p>
      <text:p text:style-name="P46"/>
      <text:p text:style-name="P48">select <text:s/>f<text:span text:style-name="T2">.</text:span><text:span text:style-name="T1">CD-FORN, NOME-FORN </text:span>from Fornecedores f, Pedido p, Produto pr </text:p>
      <text:p text:style-name="P48"><text:span text:style-name="T18"><text:tab/><text:tab/>where </text:span>f<text:span text:style-name="T1">.cd-forn = </text:span>p<text:span text:style-name="T1">.cd-forn </text:span><text:span text:style-name="T18">AND </text:span>p.cod-prod=pr.cod-prod <text:span text:style-name="T18">AND </text:span><text:span text:style-name="T1">cor-prod = “verde”</text:span></text:p>
      <text:p text:style-name="P48"/>
      <text:p text:style-name="P48"/>
      <text:p text:style-name="P46"/>
      <text:p text:style-name="P48">select <text:s/>f<text:span text:style-name="T2">.</text:span><text:span text:style-name="T1">CD-FORN, NOME-FORN </text:span>from Fornecedores </text:p>
      <text:p text:style-name="P48"><text:tab/><text:tab/><text:tab/><text:tab/> <text:s text:c="7"/><text:span text:style-name="T18">Natural </text:span>join Pedido </text:p>
      <text:p text:style-name="P48"><text:tab/><text:tab/><text:tab/><text:tab/> <text:s text:c="7"/><text:span text:style-name="T18">Natural </text:span>join Produto </text:p>
      <text:p text:style-name="P46"><text:tab/><text:tab/><text:tab/><text:tab/> <text:s text:c="7"/><text:span text:style-name="T6">where </text:span>cor-prod = “verde”</text:p>
      <text:p text:style-name="P46"/>
      <text:p text:style-name="P8"/>
      <text:p text:style-name="P33">e) Qual o nome dos produtos de cor ‘VERMELHA’ com pedidos em quantidade superior a 5000; </text:p>
      <text:p text:style-name="P41"/>
      <text:p text:style-name="P9"><text:span text:style-name="T2">parcial ← ρ(nome-prod, quantidade) nome_prod F sum qtd-pedida </text:span>σ <text:span text:style-name="T2">{</text:span>cor-prod = “ver<text:span text:style-name="T2">melho</text:span>”<text:span text:style-name="T2">} </text:span>P<text:span text:style-name="T2">e</text:span>dido ⨝ {Pedido.cd-prod = Produto.cd-prod} <text:s/>Produto</text:p>
      <text:p text:style-name="P9"/>
      <text:p text:style-name="P9">π <text:s/><text:span text:style-name="T2">nome-prod <text:s/></text:span>σ <text:span text:style-name="T2">{quantidade&gt;=5000} Parcial</text:span></text:p>
      <text:p text:style-name="P9"/>
      <text:p text:style-name="P50"/>
      <text:p text:style-name="P9"/>
      <text:p text:style-name="P20">Select <text:s/><text:span text:style-name="T7">parcial.nome_</text:span><text:span text:style-name="T19">prod</text:span><text:span text:style-name="T7"> from </text:span></text:p>
      <text:p text:style-name="P20"><text:tab/>(Select <text:s/><text:span text:style-name="T2">nome_prod ,</text:span>sum(qtd-pedida) as quantidade from Pedido pe </text:p>
      <text:p text:style-name="P49"><text:tab/><text:tab/>join Produto pr on pe.cd-prod=p<text:span text:style-name="T19">r</text:span>.cd-prod </text:p>
      <text:p text:style-name="P49"><text:tab/><text:tab/>where cor-prod =”vermelho”</text:p>
      <text:p text:style-name="P11"><text:tab/><text:tab/><text:span text:style-name="T6">group by <text:s/></text:span><text:span text:style-name="T2">nome_prod</text:span><text:span text:style-name="T6">) parcial</text:span></text:p>
      <text:p text:style-name="P22">where parcial.<text:span text:style-name="T19">quantidade</text:span> &gt;= 5000</text:p>
      <text:p text:style-name="P22"/>
      <text:p text:style-name="P21">Select <text:s/><text:span text:style-name="T2">nome_prod ,</text:span>sum(qtd-pedida) as quantidade from Pedido pe </text:p>
      <text:p text:style-name="P49"><text:tab/><text:tab/>join Produto pr on pe.cd-prod=pd.cd-prod </text:p>
      <text:p text:style-name="P49"><text:tab/><text:tab/>where cor-prod =”vermelho”</text:p>
      <text:p text:style-name="P12"><text:tab/><text:tab/><text:span text:style-name="T6">group by <text:s/></text:span><text:span text:style-name="T2">nome_prod</text:span></text:p>
      <text:p text:style-name="P12"><text:s text:c="24"/><text:span text:style-name="T7">having </text:span><text:span text:style-name="T6">sum(qtd-pedida) </text:span><text:span text:style-name="T7">&gt; 5000</text:span></text:p>
      <text:p text:style-name="P12"/>
      <text:p text:style-name="P22"/>
      <text:p text:style-name="P11"/>
      <text:p text:style-name="P33">f) Qual o código e nome dos fornecedores que forneceram algum produto. (trazer as linhas de resultado sem repetição) </text:p>
      <text:p text:style-name="P41"/>
      <text:p text:style-name="P10">π <text:span text:style-name="T3">Fornecedores.cod-forn,nome-forn (</text:span>Fornecedores ⨝ {F.cd-forn = P.cd-forn} <text:s/>Pedido<text:span text:style-name="T3">)</text:span></text:p>
      <text:p text:style-name="P10"/>
      <text:p text:style-name="P51">select f<text:span text:style-name="T3">.cod-forn,nome-forn </text:span>from Fornecedores f </text:p>
      <text:p text:style-name="P51"><text:span text:style-name="T8"><text:tab/><text:tab/><text:tab/><text:tab/>joi</text:span>n Pedido p on f.cd-forn=p.cd-forn</text:p>
      <text:p text:style-name="P51"/>
      <text:p text:style-name="P51">select f<text:span text:style-name="T3">.cod-forn,nome-forn </text:span>from Fornecedores f, <text:s/>Pedido p</text:p>
      <text:p text:style-name="P34"><text:span text:style-name="T8"><text:tab/><text:tab/><text:tab/><text:tab/></text:span><text:span text:style-name="T20">where</text:span><text:span text:style-name="T7"> f.cd-forn=p.cd-forn</text:span></text:p>
      <text:p text:style-name="P51"/>
      <text:p text:style-name="P51"/>
      <text:p text:style-name="P47"/>
      <text:p text:style-name="P51">select f<text:span text:style-name="T3">.cod-forn,nome-forn </text:span>from Fornecedores </text:p>
      <text:p text:style-name="P51"><text:span text:style-name="T8"><text:tab/><text:tab/><text:tab/><text:tab/></text:span><text:span text:style-name="T20">natural </text:span><text:span text:style-name="T8">joi</text:span>n Pedido </text:p>
      <text:p text:style-name="P51"><text:soft-page-break/></text:p>
      <text:p text:style-name="P10">σπρ←∩∪÷⨝⟕⟖⟗</text:p>
      <text:p text:style-name="P10"/>
      <text:p text:style-name="P13"/>
      <text:p text:style-name="P29">a) Traga o código, nome e sexo dos alunos; </text:p>
      <text:p text:style-name="P13"/>
      <text:p text:style-name="P13"><text:span text:style-name="T1">π </text:span>CD-ALUNO, NOME-ALUNO, <text:s/>SEXO-ALUNO (Aluno)</text:p>
      <text:p text:style-name="P15"/>
      <text:p text:style-name="P52">select <text:span text:style-name="T3">CD-ALUNO, NOME-ALUNO, SEXO-ALUNO <text:s/></text:span>from Aluno</text:p>
      <text:p text:style-name="P13"/>
      <text:p text:style-name="P13"/>
      <text:p text:style-name="P29">b) Traga o código, nome e sexo dos alunos do sexo masculino; </text:p>
      <text:p text:style-name="P29"/>
      <text:p text:style-name="P13"/>
      <text:p text:style-name="P13"><text:span text:style-name="T1">π </text:span>CD-ALUNO, NOME-ALUNO <text:span text:style-name="T1">σ <text:s/></text:span>{SEXO-ALUNO=”M”} (Aluno)</text:p>
      <text:p text:style-name="P13"/>
      <text:p text:style-name="P23">select <text:span text:style-name="T3">CD-ALUNO, NOME-ALUNO <text:s/></text:span>from Aluno where <text:span text:style-name="T3">SEXO-ALUNO=”M”</text:span></text:p>
      <text:p text:style-name="P13"/>
      <text:p text:style-name="P29">c) Traga o código da disciplina, nome dela e nome dos professores que a lecionam;</text:p>
      <text:p text:style-name="P29"/>
      <text:p text:style-name="P13"><text:span text:style-name="T1">π </text:span>CD-disc, nome-disc, nome-prof (Disciplina <text:span text:style-name="T1">⨝ </text:span>{Disciplina.cd-prof=Professor.cd-prof} Professor)</text:p>
      <text:p text:style-name="P13"/>
      <text:p text:style-name="P23">select C<text:span text:style-name="T3">D-disc, nome-disc, nome-pro </text:span>from Disciplina d </text:p>
      <text:p text:style-name="P23"><text:tab/><text:tab/><text:tab/><text:tab/><text:tab/> <text:s/>join Professor <text:span text:style-name="T20">p</text:span> on d.cd-prof = p.cd-prof</text:p>
      <text:p text:style-name="P23"/>
      <text:p text:style-name="P30"/>
      <text:p text:style-name="P52">select C<text:span text:style-name="T3">D-disc, nome-disc, nome-pro </text:span>from Disciplina d, Professor <text:span text:style-name="T20">p</text:span> </text:p>
      <text:p text:style-name="P52"><text:tab/><text:tab/><text:tab/><text:tab/><text:tab/> <text:s/><text:span text:style-name="T20">where</text:span> d.cd-prof = p.cd-prof</text:p>
      <text:p text:style-name="P23"/>
      <text:p text:style-name="P13"/>
      <text:p text:style-name="P29">d) Traga o código da disciplina e nome dos professores que lecionam a disciplina de nome ‘Cálculo-I’;</text:p>
      <text:p text:style-name="P29"/>
      <text:p text:style-name="P13"/>
      <text:p text:style-name="P13"><text:span text:style-name="T1">π </text:span>CD-disc, nome-prof <text:span text:style-name="T1">σ </text:span>{nome-disc = “calculo-I”} (Disciplina <text:span text:style-name="T1">⨝ </text:span>{Disciplina.cd-prof=Professor.cd-prof} Professor)</text:p>
      <text:p text:style-name="P13"/>
      <text:p text:style-name="P23">select <text:span text:style-name="T3">CD-disc, nome-prof </text:span>from Disciplina d </text:p>
      <text:p text:style-name="P23"><text:tab/><text:tab/><text:tab/><text:tab/> <text:s/>join Professor <text:span text:style-name="T20">p </text:span>on d.cd-prof = p.cd-prof</text:p>
      <text:p text:style-name="P23"><text:tab/><text:tab/><text:tab/><text:tab/> <text:s/>where nome-disc = “calculo I”</text:p>
      <text:p text:style-name="P15"/>
      <text:p text:style-name="P30"/>
      <text:p text:style-name="P52">select <text:span text:style-name="T3">CD-disc, nome-prof </text:span>from Disciplina d, <text:s/>Professor <text:span text:style-name="T20">p</text:span></text:p>
      <text:p text:style-name="P52"><text:tab/><text:tab/><text:tab/><text:tab/> <text:s/><text:span text:style-name="T20">where</text:span> d.cd-prof = p.cd-prof <text:span text:style-name="T20">AND </text:span>nome-disc = “calculo I”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29"><text:soft-page-break/>e) Traga as informações dos alunos que tiveram nota superior a 6 nas disciplinas de Modelagem e Cálculo-I? </text:p>
      <text:p text:style-name="P29"/>
      <text:p text:style-name="P13"/>
      <text:p text:style-name="P2"/>
      <text:p text:style-name="P2"><text:span text:style-name="T1">π </text:span>CD-ALUNO, NOME-ALUNO, END-ALUNO, SEXO-ALUNO</text:p>
      <text:p text:style-name="P3"><text:span text:style-name="T1">σ </text:span><text:span text:style-name="T4">{nota&gt; 6 and {nome-disc=”</text:span>Modelagem<text:span text:style-name="T4">” or nome-disc=”</text:span>Cálculo-<text:span text:style-name="T4">I”} Aluno </text:span><text:span text:style-name="T1">⨝ </text:span><text:span text:style-name="T4">{Aluno.cd-aluno = historico.cd-aluno} </text:span><text:span text:style-name="T1"><text:s/></text:span><text:span text:style-name="T4">Historico <text:s/></text:span><text:span text:style-name="T1">⨝ </text:span><text:span text:style-name="T4">{Historico.cd-disc=Disciplina.cd-disc}Disciplina</text:span></text:p>
      <text:p text:style-name="P13"/>
      <text:p text:style-name="P23">Select CD-ALUNO, NOME-ALUNO, END-ALUNO, SEXO-ALUNO from Historico h</text:p>
      <text:p text:style-name="P23"><text:tab/><text:tab/><text:tab/><text:tab/><text:tab/><text:tab/><text:tab/>join Aluno a on <text:s/>a<text:span text:style-name="T4">.cd-aluno = h.cd-aluno</text:span></text:p>
      <text:p text:style-name="P15"><text:tab/><text:tab/><text:tab/><text:tab/><text:tab/><text:tab/><text:tab/><text:span text:style-name="T8">join Disciplina d on h</text:span><text:span text:style-name="T4">.cd-disc=</text:span><text:span text:style-name="T8">d</text:span><text:span text:style-name="T4">.cd-disc</text:span></text:p>
      <text:p text:style-name="P15"><text:tab/><text:tab/><text:tab/><text:span text:style-name="T8">where </text:span><text:span text:style-name="T4">nota&gt; 6 and </text:span><text:span text:style-name="T8">(</text:span><text:span text:style-name="T4">nome-disc=”</text:span><text:span text:style-name="T8">Modelagem</text:span><text:span text:style-name="T4">” or nome-disc=”</text:span><text:span text:style-name="T8">Cálculo-</text:span><text:span text:style-name="T4">I”</text:span><text:span text:style-name="T8">)</text:span></text:p>
      <text:p text:style-name="P13"/>
      <text:p text:style-name="P35"><text:span text:style-name="T8">Select <text:s/></text:span><text:span text:style-name="T21">a.* </text:span><text:span text:style-name="T8">from Historico h join Aluno a on <text:s/>a</text:span><text:span text:style-name="T4">.cd-aluno = h.cd-aluno</text:span></text:p>
      <text:p text:style-name="P31"><text:tab/><text:tab/><text:tab/><text:tab/><text:span text:style-name="T8">join Disciplina d on h</text:span><text:span text:style-name="T4">.cd-disc=</text:span><text:span text:style-name="T8">d</text:span><text:span text:style-name="T4">.cd-disc</text:span></text:p>
      <text:p text:style-name="P31"><text:tab/><text:tab/><text:tab/><text:span text:style-name="T8">where </text:span><text:span text:style-name="T4">nota&gt; 6 and </text:span><text:span text:style-name="T8">(</text:span><text:span text:style-name="T4">nome-disc=”</text:span><text:span text:style-name="T8">Modelagem</text:span><text:span text:style-name="T4">” or nome-disc=”</text:span><text:span text:style-name="T8">Cálculo-</text:span><text:span text:style-name="T4">I”</text:span><text:span text:style-name="T8">)</text:span></text:p>
      <text:p text:style-name="P13"/>
      <text:p text:style-name="P29"/>
      <text:p text:style-name="P54">Select CD-ALUNO, NOME-ALUNO, END-ALUNO, SEXO-ALUNO from Historico h,Aluno a, Disciplina d</text:p>
      <text:p text:style-name="P54"><text:s text:c="5"/><text:tab/><text:tab/><text:span text:style-name="T21">where </text:span>a<text:span text:style-name="T4">.cd-aluno = h.cd-aluno </text:span><text:span text:style-name="T21">AND </text:span>h<text:span text:style-name="T4">.cd-disc=</text:span>d<text:span text:style-name="T4">.cd-disc </text:span><text:span text:style-name="T21">AND</text:span></text:p>
      <text:p text:style-name="P54"><text:s text:c="4"/><text:tab/><text:tab/><text:tab/><text:tab/> <text:span text:style-name="T4">nota&gt; 6 and </text:span>(<text:span text:style-name="T4">nome-disc=”</text:span>Modelagem<text:span text:style-name="T4">” or nome-disc=”</text:span>Cálculo-<text:span text:style-name="T4">I”</text:span>)</text:p>
      <text:p text:style-name="P31"/>
      <text:p text:style-name="P35"><text:span text:style-name="T8">Select </text:span><text:span text:style-name="T21">a.*</text:span><text:span text:style-name="T8"> from Historico h,Aluno a, Disciplina d</text:span></text:p>
      <text:p text:style-name="P54"><text:s text:c="5"/><text:tab/><text:tab/><text:span text:style-name="T21">where </text:span>a<text:span text:style-name="T4">.cd-aluno = h.cd-aluno </text:span><text:span text:style-name="T21">AND </text:span>h<text:span text:style-name="T4">.cd-disc=</text:span>d<text:span text:style-name="T4">.cd-disc </text:span><text:span text:style-name="T21">AND</text:span></text:p>
      <text:p text:style-name="P54"><text:s text:c="4"/><text:tab/><text:tab/><text:tab/><text:tab/> <text:span text:style-name="T4">nota&gt; 6 and </text:span>(<text:span text:style-name="T4">nome-disc=”</text:span>Modelagem<text:span text:style-name="T4">” or nome-disc=”</text:span>Cálculo-<text:span text:style-name="T4">I”</text:span>)</text:p>
      <text:p text:style-name="P31"/>
      <text:p text:style-name="P29"/>
      <text:p text:style-name="P29">f) Qual o nome e código dos alunos que cursaram todas as disciplinas com carga horária (CH-DISC) maior que 50 horas, com nota superior a 7? </text:p>
      <text:p text:style-name="P29"/>
      <text:p text:style-name="P16"/>
      <text:p text:style-name="P16"/>
      <text:p text:style-name="P16">dividendo</text:p>
      <text:p text:style-name="P16"/>
      <text:p text:style-name="P16"/>
      <text:p text:style-name="P16"><text:span text:style-name="T5">dividendo ← </text:span><text:span text:style-name="T1">π </text:span>cod-disc (<text:span text:style-name="T1">σ </text:span>{nota&gt; 7 and ch-disc&gt; 50} Disciplina <text:span text:style-name="T1">⨝ </text:span>{Disciplina.cod-disc=historico.cod-disc} Historico)</text:p>
      <text:p text:style-name="P16"/>
      <text:p text:style-name="P16"/>
      <text:p text:style-name="P16">divisor </text:p>
      <text:p text:style-name="P16"/>
      <text:p text:style-name="P17"><text:span text:style-name="T5">divisor ← </text:span><text:span text:style-name="T1">π </text:span>nome-aluno, cod-disc <text:span text:style-name="T5">(</text:span>Aluno <text:span text:style-name="T1">⨝ </text:span>{Aluno.cd-aluno = historico.cd-aluno} <text:span text:style-name="T1"><text:s/></text:span>Historico)</text:p>
      <text:p text:style-name="P16"/>
      <text:p text:style-name="P19">Result ← divisor ÷ dividendo </text:p>
      <text:p text:style-name="P19"/>
      <text:p text:style-name="P19"/>
      <text:p text:style-name="P19"/>
      <text:p text:style-name="P19"/>
      <text:p text:style-name="P19"/>
      <text:p text:style-name="P19"/>
      <text:p text:style-name="P56"><text:soft-page-break/>1. Duplo negativo</text:p>
      <text:p text:style-name="P56"/>
      <text:p text:style-name="P68">Aluno 1,2,3</text:p>
      <text:p text:style-name="P56"/>
      <text:p text:style-name="P24">Select <text:s/><text:span text:style-name="T37">cd-aluno,</text:span><text:span text:style-name="T4">nome-aluno </text:span>from Aluno a <text:s/>not exists (</text:p>
      <text:p text:style-name="P24"/>
      <text:p text:style-name="P24"/>
      <text:p text:style-name="P62"><text:span text:style-name="T9">Select c</text:span>od-disc <text:s/><text:span text:style-name="T9">from </text:span><text:s/>Disciplina <text:span text:style-name="T9">d </text:span></text:p>
      <text:p text:style-name="P59"><text:span text:style-name="T1"><text:tab/><text:tab/><text:tab/><text:tab/></text:span><text:span text:style-name="T9">join Historico h on d</text:span><text:span text:style-name="T4">.cod-disc=h.cod-disc Histor</text:span><text:span text:style-name="T9">ico h</text:span></text:p>
      <text:p text:style-name="P5"><text:span text:style-name="T25"><text:tab/><text:tab/><text:tab/><text:tab/></text:span><text:span text:style-name="T31">where </text:span><text:span text:style-name="T30">nota&gt; 7 and ch-disc&gt; 50 <text:s/></text:span><text:span text:style-name="T11">a</text:span><text:span text:style-name="T35">nd cod_disc not in (</text:span></text:p>
      <text:p text:style-name="P5"><text:span text:style-name="T35">select cod_disc from Historico h1 where </text:span><text:span text:style-name="T36">h</text:span><text:span text:style-name="T35">1.cd-aluno = a.cd-aluno</text:span><text:span text:style-name="T11">)</text:span><text:span text:style-name="T10"> </text:span><text:span text:style-name="T17">)</text:span></text:p>
      <text:p text:style-name="P5"/>
      <text:p text:style-name="P61">verde – todos os cod-disc que preenchem os requsitos <text:s/><text:span text:style-name="T4">nota&gt; 7 and ch-disc&gt; 50</text:span></text:p>
      <text:p text:style-name="P64">azul – que vai procurar se existe alguma disciplina cursada pelo aluno fora da condição</text:p>
      <text:p text:style-name="P61"/>
      <text:p text:style-name="P61">3</text:p>
      <text:p text:style-name="P61">10</text:p>
      <text:p text:style-name="P61">12</text:p>
      <text:p text:style-name="P61"/>
      <text:p text:style-name="P67"/>
      <text:p text:style-name="P67">1 2</text:p>
      <text:p text:style-name="P67">1 3</text:p>
      <text:p text:style-name="P67">1 4</text:p>
      <text:p text:style-name="P67">2 1</text:p>
      <text:p text:style-name="P67">2 2</text:p>
      <text:p text:style-name="P67">2 3</text:p>
      <text:p text:style-name="P67">2 10</text:p>
      <text:p text:style-name="P67">3 1</text:p>
      <text:p text:style-name="P67">3 2</text:p>
      <text:p text:style-name="P67">3 3</text:p>
      <text:p text:style-name="P67">3 10 </text:p>
      <text:p text:style-name="P67">3 12 </text:p>
      <text:p text:style-name="P67"/>
      <text:p text:style-name="P61"/>
      <text:p text:style-name="P4"><text:s text:c="18"/></text:p>
      <text:p text:style-name="P4">-----------------------------------</text:p>
      <text:p text:style-name="P4"/>
      <text:p text:style-name="P56">2. Contagem</text:p>
      <text:p text:style-name="P56"/>
      <text:p text:style-name="P56">8 disciplinas tiveram nota &gt; 7 e a carga horária &gt; 50</text:p>
      <text:p text:style-name="P4"/>
      <text:p text:style-name="P7">select <text:span text:style-name="T14"><text:s/></text:span><text:span text:style-name="T4">nome-aluno,</text:span><text:span text:style-name="T24">count(d.cd-disc)</text:span><text:span text:style-name="T4"> </text:span><text:span text:style-name="T9">from Aluno a </text:span></text:p>
      <text:p text:style-name="P7"><text:span text:style-name="T1"><text:tab/><text:tab/><text:tab/><text:tab/></text:span><text:span text:style-name="T9">join Historico h on </text:span><text:span text:style-name="T15">a.cd-aluno=h.cd-aluno</text:span></text:p>
      <text:p text:style-name="P7"><text:span text:style-name="T9"><text:tab/><text:tab/><text:tab/><text:tab/></text:span><text:span text:style-name="T15">join Disciplina d </text:span><text:span text:style-name="T9">d</text:span><text:span text:style-name="T4">.cd-disc=h.cd-disc </text:span></text:p>
      <text:p text:style-name="P27"><text:tab/><text:tab/><text:tab/><text:tab/><text:span text:style-name="T9">where </text:span><text:span text:style-name="T4">nota&gt; 7 and ch-disc&gt; 50 </text:span></text:p>
      <text:p text:style-name="P7"><text:span text:style-name="T13"><text:tab/><text:tab/><text:tab/><text:tab/>group by </text:span><text:span text:style-name="T15">nome-aluno</text:span></text:p>
      <text:p text:style-name="P7"/>
      <text:p text:style-name="P39"><text:span text:style-name="T15">having </text:span><text:span text:style-name="T33">c</text:span><text:span text:style-name="T34">ount(</text:span><text:span text:style-name="T33">d.cd-disc</text:span><text:span text:style-name="T34">) </text:span><text:span text:style-name="T13">= </text:span><text:span text:style-name="T16">(</text:span><text:span text:style-name="T26">select count(</text:span><text:span text:style-name="T27">d.</text:span><text:span text:style-name="T28">cd-disc</text:span><text:span text:style-name="T29">) from <text:s/></text:span><text:span text:style-name="T30">Disciplina </text:span><text:span text:style-name="T31">d</text:span><text:span text:style-name="T32">2</text:span><text:span text:style-name="T31"> </text:span></text:p>
      <text:p text:style-name="P58"><text:span text:style-name="T1"><text:tab/><text:tab/><text:tab/><text:tab/></text:span><text:span text:style-name="T9">join Historico h</text:span><text:span text:style-name="T16">2</text:span><text:span text:style-name="T9"> on d</text:span><text:span text:style-name="T16">2</text:span><text:span text:style-name="T4">.cd-disc=h</text:span><text:span text:style-name="T16">2</text:span><text:span text:style-name="T4">.cd-disc<text:tab/></text:span></text:p>
      <text:p text:style-name="P60"><text:tab/><text:tab/><text:tab/><text:tab/><text:span text:style-name="T9">where </text:span><text:span text:style-name="T4">nota&gt; 7 and ch-disc&gt; 50</text:span><text:span text:style-name="T16">) </text:span><text:span text:style-name="T23">(8)</text:span></text:p>
      <text:p text:style-name="P60"/>
      <text:p text:style-name="P60"/>
      <text:p text:style-name="P61"><text:soft-page-break/>Verde – todos no sentido quantitativo e não dados dos campos</text:p>
      <text:p text:style-name="P63">Azul – contagem por aluno (nome-aluno)</text:p>
      <text:p text:style-name="P7"><text:s/></text:p>
      <text:p text:style-name="P56">1 6</text:p>
      <text:p text:style-name="P56">2 5</text:p>
      <text:p text:style-name="P56">3 8</text:p>
      <text:p text:style-name="P56">4 7</text:p>
      <text:p text:style-name="P56">5 2</text:p>
      <text:p text:style-name="P56">6 8</text:p>
      <text:p text:style-name="P56">7 7</text:p>
      <text:p text:style-name="P56"/>
      <text:p text:style-name="P7"/>
      <text:p text:style-name="P7"/>
      <text:p text:style-name="P7"/>
      <text:p text:style-name="P7"/>
      <text:p text:style-name="P7"/>
      <text:p text:style-name="P26"/>
      <text:p text:style-name="P26"><text:s text:c="48"/></text:p>
      <text:p text:style-name="P4"/>
      <text:p text:style-name="P4"/>
      <text:p text:style-name="P4"/>
      <text:p text:style-name="P16"/>
      <text:p text:style-name="P29">g) Quais nomes de disciplinas onde todos os alunos que já a cursaram obtiveram nota superior a 5? </text:p>
      <text:p text:style-name="P29"/>
      <text:p text:style-name="P5"><text:span text:style-name="T12">DISC_REP ←<text:tab/></text:span><text:span text:style-name="T1">π </text:span><text:span text:style-name="T12">CD</text:span>-<text:span text:style-name="T11">DISC </text:span><text:span text:style-name="T1">σ </text:span><text:span text:style-name="T4">{nota</text:span><text:span text:style-name="T12">&lt;</text:span><text:span text:style-name="T22">=</text:span><text:span text:style-name="T4"> </text:span><text:span text:style-name="T11">5</text:span><text:span text:style-name="T4"> } Historico </text:span></text:p>
      <text:p text:style-name="P25">DISP_CURSADAS ← <text:s/><text:span text:style-name="T1">π </text:span>CD-<text:span text:style-name="T11">DISC </text:span>(<text:span text:style-name="T4"> Historico</text:span>)</text:p>
      <text:p text:style-name="P6"><text:span text:style-name="T12">COD_DISC_SUP_5 ← DISC_</text:span><text:span text:style-name="T21">CURSADAS</text:span><text:span text:style-name="T12"> – DISP_</text:span><text:span text:style-name="T21">REP</text:span></text:p>
      <text:p text:style-name="P6"/>
      <text:p text:style-name="P6"><text:span text:style-name="T1">π </text:span><text:span text:style-name="T12">NOME-DISC </text:span><text:span text:style-name="T1"><text:s/></text:span><text:span text:style-name="T12">(COD_DISC_SUP_5 </text:span><text:span text:style-name="T4"><text:s/></text:span><text:span text:style-name="T1">⨝ </text:span><text:span text:style-name="T4">{</text:span><text:span text:style-name="T12">COD_DISC_SUP_5</text:span><text:span text:style-name="T4">.cd-disc=Disciplina.cd-disc} </text:span><text:span text:style-name="T21">Disciplina</text:span><text:span text:style-name="T12">)</text:span></text:p>
      <text:p text:style-name="P18"/>
      <text:p text:style-name="P55">select nome-disc from <text:span text:style-name="T21">Historico</text:span> <text:span text:style-name="T21">h join Disciplina d on d.cd-disc=h.cd-disc </text:span></text:p>
      <text:p text:style-name="P55"><text:span text:style-name="T21"><text:tab/><text:tab/></text:span>where <text:span text:style-name="T21">h.</text:span>cod-disc not in (select cod-disc from Historico where nota&lt;<text:span text:style-name="T22">=</text:span>5)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01T19:51:15.434720215</meta:creation-date>
    <dc:date>2023-11-23T20:41:16.870000000</dc:date>
    <meta:editing-duration>PT2H11M22S</meta:editing-duration>
    <meta:editing-cycles>12</meta:editing-cycles>
    <meta:generator>LibreOffice/6.4.5.2$Windows_x86 LibreOffice_project/a726b36747cf2001e06b58ad5db1aa3a9a1872d6</meta:generator>
    <meta:document-statistic meta:table-count="0" meta:image-count="0" meta:object-count="0" meta:page-count="6" meta:paragraph-count="148" meta:word-count="985" meta:character-count="7349" meta:non-whitespace-character-count="6067"/>
  </office:meta>
</office:document-meta>
</file>